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Cadre2" text:anchor-type="as-char" svg:width="7.128cm" draw:z-index="0"><draw:text-box fo:min-height="5.226cm"><text:p text:style-name="P2"><office:annotation><dc:creator>Gauthier Bastien</dc:creator><dc:date>2011-01-13T14:56:41</dc:date><text:p text:style-name="P12"><text:span text:style-name="T7">do text</text:span></text:p><text:p text:style-name="P12"><text:span text:style-name="T7">from document(at=header, format='odt')</text:span></text:p></office:annotation><text:span text:style-name="T2">Import depuis header.odt</text:span></text:p></draw:text-box></draw:frame></text:p>
      <text:p text:style-name="P4"/>
      <text:p text:style-name="P4"/>
      <text:p text:style-name="P7">Rapport du Collège</text:p>
      <text:p text:style-name="P8"/>
      <text:p text:style-name="P11">AMÉNAGEMENT DU TERRITOIRE ET URBANISME</text:p>
      <text:p text:style-name="P11">PERMIS D'URBANISME</text:p>
      <text:p text:style-name="P11">Décret du 27 novembre 1997 précisant les dispositions</text:p>
      <text:p text:style-name="P6">du Nouveau Code Wallon</text:p>
      <text:p text:style-name="Standard"/>
      <text:p text:style-name="P3"><text:span text:style-name="T3"><office:annotation><dc:creator>Gauthier Bastien</dc:creator><dc:date>2011-01-13T14:56:41</dc:date><text:p text:style-name="P12"><text:span text:style-name="T7">do text</text:span></text:p><text:p text:style-name="P12"><text:span text:style-name="T7">from document(at=reference, format='odt')</text:span></text:p></office:annotation></text:span>Import depuis reference.odt</text:p>
      <text:p text:style-name="Standard"/>
      <text:p text:style-name="P5"><office:annotation><dc:creator>Gauthier Bastien</dc:creator><dc:date>2011-02-16T16:12:24</dc:date><text:p text:style-name="P12"><text:span text:style-name="T6">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5">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4"/>
      <text:p text:style-name="P4">Conformément aux dispositions de l'article 116 du Nouveau Code Wallon tel que modifié par le décret du 27 novembre 1997, nous avons l'honneur de vous faire parvenir le projet déposé en date du <text:text-input text:description="Date du dépôt">self.getDepositDate()</text:text-input></text:p>
      <text:p text:style-name="P4"/>
      <text:p text:style-name="P4">Ce dossier peut être considéré comme <text:span text:style-name="T4">complet</text:span>.</text:p>
      <text:p text:style-name="P4"/>
      <text:p text:style-name="P4">A cet effet, nous délivrons un accusé de réception conforme audit article du décret prérappelé et signifié au demandeur à la date du <text:text-input text:description="Date de l'accusé de dossier complet">tool.formatDate(tool.getEventByEventTypeId(self, 'accuse-de-reception').getEventDate())</text:text-input>.</text:p>
      <text:p text:style-name="P4"/>
      <text:p text:style-name="P10">L'avis émis par le Collège Communal est le suivant :</text:p>
      <text:p text:style-name="P4"><office:annotation><dc:date>2009-07-28T00:00:00</dc:date><text:p>do text</text:p><text:p>from xhtml(urbanEventObj.getDecisionText())</text:p></office:annotation>Texte avis</text:p>
      <text:p text:style-name="P4"/>
      <text:p text:style-name="P4">Avis du Collège : <text:span text:style-name="T4"><text:text-input text:description="Décision">self.displayValue(urbanEventObj.listDecisions(), urbanEventObj.getDecision()).upper()</text:text-inpu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8T12:03:28</dc:date>
    <dc:language>fr-FR</dc:language>
    <meta:editing-cycles>58</meta:editing-cycles>
    <meta:editing-duration>PT32H28M07S</meta:editing-duration>
    <dc:creator>Gauthier Bastien</dc:creator>
    <meta:document-statistic meta:table-count="0" meta:image-count="0" meta:object-count="0" meta:page-count="1" meta:paragraph-count="19" meta:word-count="127" meta:character-count="1037"/>
    <meta:user-defined meta:name="Info 1"/>
    <meta:user-defined meta:name="Info 2"/>
    <meta:user-defined meta:name="Info 3"/>
    <meta:user-defined meta:name="Info 4"/>
  </office:meta>
</office:document-meta>
</file>